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312cm"/>
    </style:style>
    <style:style style:name="co5" style:family="table-column">
      <style:table-column-properties fo:break-before="auto" style:column-width="16.457cm"/>
    </style:style>
    <style:style style:name="co6" style:family="table-column">
      <style:table-column-properties fo:break-before="auto" style:column-width="23.248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1.854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2.618cm"/>
    </style:style>
    <style:style style:name="co11" style:family="table-column">
      <style:table-column-properties fo:break-before="auto" style:column-width="15.958cm"/>
    </style:style>
    <style:style style:name="co12" style:family="table-column">
      <style:table-column-properties fo:break-before="auto" style:column-width="15.162cm"/>
    </style:style>
    <style:style style:name="co13" style:family="table-column">
      <style:table-column-properties fo:break-before="auto" style:column-width="0.995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1.87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5.2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4cm" fo:break-before="auto" style:use-optimal-row-height="false"/>
    </style:style>
    <style:style style:name="ta1" style:family="table" style:master-page-name="PageStyle_5f_Réponses_20_au_20_formulair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119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119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119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Pivot_20_Table_20_Value" style:data-style-name="N119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119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>
      <style:table-cell-properties fo:border-bottom="none" fo:border-left="0.99pt solid #000000" fo:border-right="none" fo:border-top="none"/>
    </style:style>
    <style:style style:name="ce2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Result" style:data-style-name="N119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119">
      <style:table-cell-properties fo:border-bottom="none" fo:border-left="none" fo:border-right="none" fo:border-top="0.99pt solid #000000"/>
    </style:style>
    <style:style style:name="ce29" style:family="table-cell" style:parent-style-name="Pivot_20_Table_20_Value" style:data-style-name="N119"/>
    <style:style style:name="ce30" style:family="table-cell" style:parent-style-name="Pivot_20_Table_20_Value" style:data-style-name="N119">
      <style:table-cell-properties fo:border-bottom="0.99pt solid #000000" fo:border-left="none" fo:border-right="none" fo:border-top="none"/>
    </style:style>
    <style:style style:name="ce31" style:family="table-cell" style:parent-style-name="Pivot_20_Table_20_Result" style:data-style-name="N119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Value">
      <style:table-cell-properties fo:border-bottom="none" fo:border-left="none" fo:border-right="none" fo:border-top="0.99pt solid #000000"/>
    </style:style>
    <style:style style:name="ce3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4" style:family="table-cell" style:parent-style-name="Pivot_20_Table_20_Value">
      <style:table-cell-properties fo:border-bottom="none" fo:border-left="none" fo:border-right="0.99pt solid #000000" fo:border-top="none"/>
    </style:style>
    <style:style style:name="ce35" style:family="table-cell" style:parent-style-name="Pivot_20_Table_20_Value" style:data-style-name="N119">
      <style:table-cell-properties fo:border-bottom="none" fo:border-left="none" fo:border-right="0.99pt solid #000000" fo:border-top="none"/>
    </style:style>
    <style:style style:name="ce36" style:family="table-cell" style:parent-style-name="Pivot_20_Table_20_Value" style:data-style-name="N119">
      <style:table-cell-properties fo:border-bottom="0.99pt solid #000000" fo:border-left="none" fo:border-right="0.99pt solid #000000" fo:border-top="none"/>
    </style:style>
    <style:style style:name="ce37" style:family="table-cell" style:parent-style-name="Pivot_20_Table_20_Result" style:data-style-name="N119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0" style:family="table-cell" style:parent-style-name="Pivot_20_Table_20_Result" style:data-style-name="N119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Result" style:data-style-name="N119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Result" style:data-style-name="N119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4" style:family="table-cell" style:parent-style-name="Pivot_20_Table_20_Value" style:data-style-name="N119">
      <style:table-cell-properties fo:border-bottom="none" fo:border-left="0.99pt solid #000000" fo:border-right="none" fo:border-top="none"/>
    </style:style>
    <style:style style:name="ce45" style:family="table-cell" style:parent-style-name="Pivot_20_Table_20_Value" style:data-style-name="N119">
      <style:table-cell-properties fo:border-bottom="0.99pt solid #000000" fo:border-left="0.99pt solid #000000" fo:border-right="none" fo:border-top="none"/>
    </style:style>
    <style:style style:name="ce46" style:family="table-cell" style:parent-style-name="Pivot_20_Table_20_Value">
      <style:table-cell-properties fo:border-bottom="0.99pt solid #000000" fo:border-left="none" fo:border-right="none" fo:border-top="none"/>
    </style:style>
    <style:style style:name="ce47" style:family="table-cell" style:parent-style-name="Pivot_20_Table_20_Value" style:data-style-name="N119">
      <style:table-cell-properties fo:border-bottom="none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éponses au formulaire 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Êtes-vous ...</text:p>
          </table:table-cell>
          <table:table-cell table:style-name="ce1" office:value-type="string" calcext:value-type="string">
            <text:p>Tranche d'age</text:p>
          </table:table-cell>
          <table:table-cell table:style-name="ce1" office:value-type="string" calcext:value-type="string">
            <text:p>Situation professionnelle</text:p>
          </table:table-cell>
          <table:table-cell table:style-name="ce1" office:value-type="string" calcext:value-type="string">
            <text:p>Secteur d'activité</text:p>
          </table:table-cell>
          <table:table-cell table:style-name="ce1" office:value-type="string" calcext:value-type="string">
            <text:p>Vous préoccupez vous de la longévité de vos appareils numériques (ordinateur, téléphone, etc) ?</text:p>
          </table:table-cell>
          <table:table-cell table:style-name="ce1" office:value-type="string" calcext:value-type="string">
            <text:p>Quelle proportion de vos appareils connectés achetez vous d'occasion ou reconditionnés ?</text:p>
          </table:table-cell>
          <table:table-cell table:style-name="ce1" office:value-type="string" calcext:value-type="string">
            <text:p>Prenez vous en compte l'indice de réparabilité lors de l'achat d'un appareil (numérique) ?</text:p>
          </table:table-cell>
          <table:table-cell table:style-name="ce1" office:value-type="string" calcext:value-type="string">
            <text:p>Privilégiez vous une réparation à un remplacement de vos appareils connectés ?</text:p>
          </table:table-cell>
          <table:table-cell table:style-name="ce1" office:value-type="string" calcext:value-type="string">
            <text:p>Que faites vous d'un appareil en panne ou cassé ?</text:p>
          </table:table-cell>
          <table:table-cell table:style-name="ce1" office:value-type="string" calcext:value-type="string">
            <text:p>Quelles actions mettez vous en place concernant le stockage de vos données ?</text:p>
          </table:table-cell>
          <table:table-cell table:style-name="ce1" office:value-type="string" calcext:value-type="string">
            <text:p>Limitez vous la consommation de données liées au streaming ?</text:p>
          </table:table-cell>
          <table:table-cell table:style-name="ce1" office:value-type="string" calcext:value-type="string">
            <text:p>Quelle est, pour vous, la principale source de consommation énergétique liée au numérique ?</text:p>
          </table:table-cell>
          <table:table-cell table:style-name="ce1" office:value-type="string" calcext:value-type="string">
            <text:p>Quelle est, pour vous, la part des émissions de gaz à effet de serre (GES) liée au numérique ?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1:58:03.69" calcext:value-type="date">
            <text:p>10/24/2023 11:58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06:44.85" calcext:value-type="date">
            <text:p>10/24/2023 12:06:4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Je ne souhaite pas répondre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10:43.47" calcext:value-type="date">
            <text:p>10/24/2023 12:1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48:40.4" calcext:value-type="date">
            <text:p>10/26/2023 11:48:4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1:42.27" calcext:value-type="date">
            <text:p>10/26/2023 11:51:4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8:19.69" calcext:value-type="date">
            <text:p>10/26/2023 11:58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28:23.74" calcext:value-type="date">
            <text:p>10/26/2023 12:28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Mathématiques et physiqu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0:46.04" calcext:value-type="date">
            <text:p>10/26/2023 12:30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8:44.05" calcext:value-type="date">
            <text:p>10/26/2023 12:38:4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9:22.6" calcext:value-type="date">
            <text:p>10/26/2023 12:39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0:22.17" calcext:value-type="date">
            <text:p>10/26/2023 12:40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, 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1:23.42" calcext:value-type="date">
            <text:p>10/26/2023 12:41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4:57.84" calcext:value-type="date">
            <text:p>10/26/2023 12:44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9:42.99" calcext:value-type="date">
            <text:p>10/26/2023 12:49:4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2:51.65" calcext:value-type="date">
            <text:p>10/26/2023 12:5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ommerçant </text:p>
          </table:table-cell>
          <table:table-cell table:style-name="ce3" office:value-type="string" calcext:value-type="string">
            <text:p>Tatoueur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7:12.96" calcext:value-type="date">
            <text:p>10/26/2023 12:57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3:28.23" calcext:value-type="date">
            <text:p>10/26/2023 13:03:2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8:45.04" calcext:value-type="date">
            <text:p>10/26/2023 13:08:4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ssistante maternelle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9:13.28" calcext:value-type="date">
            <text:p>10/26/2023 13:09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3:43.38" calcext:value-type="date">
            <text:p>10/26/2023 13:13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ntrepreneuse</text:p>
          </table:table-cell>
          <table:table-cell table:style-name="ce3" office:value-type="string" calcext:value-type="string">
            <text:p>Beau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5:20.75" calcext:value-type="date">
            <text:p>10/26/2023 13:15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6:36.77" calcext:value-type="date">
            <text:p>10/26/2023 13:16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Petite enfance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8:51.54" calcext:value-type="date">
            <text:p>10/26/2023 13:18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0:33.83" calcext:value-type="date">
            <text:p>10/26/2023 13:20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Social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7:25.01" calcext:value-type="date">
            <text:p>10/26/2023 13:27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37:54.37" calcext:value-type="date">
            <text:p>10/26/2023 13:37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40:18.97" calcext:value-type="date">
            <text:p>10/26/2023 13:40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05:55.31" calcext:value-type="date">
            <text:p>10/26/2023 14:05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5:59.34" calcext:value-type="date">
            <text:p>10/26/2023 14:15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8:00.79" calcext:value-type="date">
            <text:p>10/26/2023 14:18:0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25:28.44" calcext:value-type="date">
            <text:p>10/26/2023 14:25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43:49.8" calcext:value-type="date">
            <text:p>10/26/2023 14:43:4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54:16.38" calcext:value-type="date">
            <text:p>10/26/2023 14:54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5:55:06.88" calcext:value-type="date">
            <text:p>10/26/2023 15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6:40:48.78" calcext:value-type="date">
            <text:p>10/26/2023 16:40:4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31:06.48" calcext:value-type="date">
            <text:p>10/26/2023 17:31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Domine le monde secrètement </text:p>
          </table:table-cell>
          <table:table-cell table:style-name="ce3" office:value-type="string" calcext:value-type="string">
            <text:p>Sectes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57:00.61" calcext:value-type="date">
            <text:p>10/26/2023 17:57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2.82" calcext:value-type="date">
            <text:p>10/26/2023 20:49:3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ac pro animation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8.01" calcext:value-type="date">
            <text:p>10/26/2023 20:49:3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51:07.22" calcext:value-type="date">
            <text:p>10/26/2023 20:51:0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1:00.32" calcext:value-type="date">
            <text:p>10/26/2023 21:31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3:24.71" calcext:value-type="date">
            <text:p>10/26/2023 21:33:2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8:34.79" calcext:value-type="date">
            <text:p>10/26/2023 21:38:3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3:04:06.25" calcext:value-type="date">
            <text:p>10/27/2023 3:04:0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nseignante</text:p>
          </table:table-cell>
          <table:table-cell table:style-name="ce3" office:value-type="string" calcext:value-type="string">
            <text:p>Enseignement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Stocker ses données dans des pays avec une électricité peu carbonné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9:49:39.01" calcext:value-type="date">
            <text:p>10/27/2023 9:49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08:58.33" calcext:value-type="date">
            <text:p>10/27/2023 10:08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10:01.95" calcext:value-type="date">
            <text:p>10/27/2023 10:10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5:37:36.66" calcext:value-type="date">
            <text:p>10/27/2023 15:37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ptabilité publique 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3:17:57.22" calcext:value-type="date">
            <text:p>10/28/2023 13:17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9:52:23.72" calcext:value-type="date">
            <text:p>10/28/2023 19:52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09:43:07.4" calcext:value-type="date">
            <text:p>10/29/2023 9:43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Formation/ insertion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1:44:41.65" calcext:value-type="date">
            <text:p>10/29/2023 11:44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3:29:20.57" calcext:value-type="date">
            <text:p>10/29/2023 13:29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30T17:16:41.71" calcext:value-type="date">
            <text:p>10/30/2023 17:16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1T11:07:57.82" calcext:value-type="date">
            <text:p>11/1/2023 11:0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Indépendant 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1:23.17" calcext:value-type="date">
            <text:p>11/7/2023 8:21:2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2:45.09" calcext:value-type="date">
            <text:p>11/7/2023 8:22:4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4:37.78" calcext:value-type="date">
            <text:p>11/7/2023 8:24:3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7:56.42" calcext:value-type="date">
            <text:p>11/7/2023 8:27:5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33:50.33" calcext:value-type="date">
            <text:p>11/7/2023 8:33:5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44:19.55" calcext:value-type="date">
            <text:p>11/7/2023 8:44:1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02:19.58" calcext:value-type="date">
            <text:p>11/7/2023 9:02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7:18.13" calcext:value-type="date">
            <text:p>11/7/2023 9:17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18.59" calcext:value-type="date">
            <text:p>11/7/2023 9:18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59.88" calcext:value-type="date">
            <text:p>11/7/2023 9:18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0:35.66" calcext:value-type="date">
            <text:p>11/7/2023 9:20:3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1:51.74" calcext:value-type="date">
            <text:p>11/7/2023 9:21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2:33.43" calcext:value-type="date">
            <text:p>11/7/2023 9:22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3:29.42" calcext:value-type="date">
            <text:p>11/7/2023 9:23:2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4:11.48" calcext:value-type="date">
            <text:p>11/7/2023 9:24:1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38:34.71" calcext:value-type="date">
            <text:p>11/7/2023 9:38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2:58.43" calcext:value-type="date">
            <text:p>11/7/2023 10:02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3:43.04" calcext:value-type="date">
            <text:p>11/7/2023 10:03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29:21.67" calcext:value-type="date">
            <text:p>11/7/2023 10:29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55:06.92" calcext:value-type="date">
            <text:p>11/7/2023 10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02.41" calcext:value-type="date">
            <text:p>11/7/2023 11:08:0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-1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33.81" calcext:value-type="date">
            <text:p>11/7/2023 11:08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9:09.03" calcext:value-type="date">
            <text:p>11/7/2023 11:09:0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2:31.43" calcext:value-type="date">
            <text:p>11/7/2023 11:12:3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13.77" calcext:value-type="date">
            <text:p>11/7/2023 11:13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52.71" calcext:value-type="date">
            <text:p>11/7/2023 11:13:5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4:43.15" calcext:value-type="date">
            <text:p>11/7/2023 11:14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5:31.25" calcext:value-type="date">
            <text:p>11/7/2023 11:15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6:31.99" calcext:value-type="date">
            <text:p>11/7/2023 11:16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16.56" calcext:value-type="date">
            <text:p>11/7/2023 11:17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50.33" calcext:value-type="date">
            <text:p>11/7/2023 11:17:5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8:30.74" calcext:value-type="date">
            <text:p>11/7/2023 11:18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9:59.24" calcext:value-type="date">
            <text:p>11/7/2023 11:19:5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0:34.93" calcext:value-type="date">
            <text:p>11/7/2023 11:20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1:46.24" calcext:value-type="date">
            <text:p>11/7/2023 11:21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2:28.91" calcext:value-type="date">
            <text:p>11/7/2023 11:22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3:12.09" calcext:value-type="date">
            <text:p>11/7/2023 11:23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32:51.67" calcext:value-type="date">
            <text:p>11/7/2023 11:3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0:11.48" calcext:value-type="date">
            <text:p>11/7/2023 11:40:1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7:09.7" calcext:value-type="date">
            <text:p>11/7/2023 11:4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8:54.13" calcext:value-type="date">
            <text:p>11/7/2023 11:48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9:29.71" calcext:value-type="date">
            <text:p>11/7/2023 11:49:2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58:10.74" calcext:value-type="date">
            <text:p>11/7/2023 11:58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2:41:41.82" calcext:value-type="date">
            <text:p>11/7/2023 12:41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00:51.39" calcext:value-type="date">
            <text:p>11/7/2023 14:00:5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43:20.76" calcext:value-type="date">
            <text:p>11/7/2023 14:43:2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9:42:10.84" calcext:value-type="date">
            <text:p>11/7/2023 19:42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38:21.24" calcext:value-type="date">
            <text:p>11/7/2023 21:38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21.28" calcext:value-type="date">
            <text:p>11/7/2023 21:50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43.73" calcext:value-type="date">
            <text:p>11/7/2023 21:5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1:36.63" calcext:value-type="date">
            <text:p>11/7/2023 21:51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03.06" calcext:value-type="date">
            <text:p>11/7/2023 21:52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25.23" calcext:value-type="date">
            <text:p>11/7/2023 21:52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4:01.17" calcext:value-type="date">
            <text:p>11/7/2023 21:54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7:57.27" calcext:value-type="date">
            <text:p>11/7/2023 21:5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9:01.79" calcext:value-type="date">
            <text:p>11/7/2023 21:59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1:30.89" calcext:value-type="date">
            <text:p>11/7/2023 22:01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2:21.15" calcext:value-type="date">
            <text:p>11/7/2023 22:02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5:15.07" calcext:value-type="date">
            <text:p>11/7/2023 22:05:1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07.84" calcext:value-type="date">
            <text:p>11/7/2023 22:11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34.44" calcext:value-type="date">
            <text:p>11/7/2023 22:11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8:09.97" calcext:value-type="date">
            <text:p>11/7/2023 22:18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9:27.65" calcext:value-type="date">
            <text:p>11/7/2023 22:19:2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1:13.85" calcext:value-type="date">
            <text:p>11/7/2023 22:21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4:47.93" calcext:value-type="date">
            <text:p>11/7/2023 22:24:4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09.46" calcext:value-type="date">
            <text:p>11/7/2023 22:2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21.96" calcext:value-type="date">
            <text:p>11/7/2023 22:27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3:59.58" calcext:value-type="date">
            <text:p>11/7/2023 22:33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5:26.54" calcext:value-type="date">
            <text:p>11/7/2023 22:35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48:43.03" calcext:value-type="date">
            <text:p>11/7/2023 22:48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3:37.63" calcext:value-type="date">
            <text:p>11/7/2023 23:03:3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7:39.76" calcext:value-type="date">
            <text:p>11/7/2023 23:07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48:01.43" calcext:value-type="date">
            <text:p>11/7/2023 23:48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02:55.9" calcext:value-type="date">
            <text:p>11/8/2023 1:02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21:21.8" calcext:value-type="date">
            <text:p>11/8/2023 1:21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7:43:00.71" calcext:value-type="date">
            <text:p>11/8/2023 7:43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28:01.37" calcext:value-type="date">
            <text:p>11/8/2023 8:28:0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35:39.27" calcext:value-type="date">
            <text:p>11/8/2023 8:35:3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21:45:01.19" calcext:value-type="date">
            <text:p>11/8/2023 21:45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14T19:13:26.82" calcext:value-type="date">
            <text:p>11/14/2023 19:13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Animation 2D, game designer, character designer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dynamique_Réponses au formulaire 1_5" table:style-name="ta2">
        <office:forms form:automatic-focus="false" form:apply-design-mode="false"/>
        <table:table-column table:style-name="co4" table:default-cell-style-name="ce9"/>
        <table:table-column table:style-name="co5" table:default-cell-style-name="ce13"/>
        <table:table-row table:style-name="ro3">
          <table:table-cell office:value-type="string" calcext:value-type="string">
            <text:p>Prenez vous en compte l'indice de réparabilité lors de l'achat d'un appareil (numérique) ?</text:p>
          </table:table-cell>
          <table:table-cell office:value-type="string" calcext:value-type="string">
            <text:p>Moyenne - Quelle proportion de vos appareils connectés achetez vous d'occasion ou reconditionnés ?</text:p>
          </table:table-cell>
        </table:table-row>
        <table:table-row table:style-name="ro3">
          <table:table-cell table:style-name="ce10" office:value-type="string" calcext:value-type="string">
            <text:p>Non</text:p>
          </table:table-cell>
          <table:table-cell table:style-name="ce14" office:value-type="percentage" office:value="0.309701492537313" calcext:value-type="percentage">
            <text:p>31%</text:p>
          </table:table-cell>
        </table:table-row>
        <table:table-row table:style-name="ro3">
          <table:table-cell table:style-name="ce11" office:value-type="string" calcext:value-type="string">
            <text:p>Oui</text:p>
          </table:table-cell>
          <table:table-cell table:style-name="ce15" office:value-type="percentage" office:value="0.393382352941176" calcext:value-type="percentage">
            <text:p>39%</text:p>
          </table:table-cell>
        </table:table-row>
        <table:table-row table:style-name="ro3">
          <table:table-cell table:style-name="ce12" office:value-type="string" calcext:value-type="string">
            <text:p>Total Résultat</text:p>
          </table:table-cell>
          <table:table-cell table:style-name="ce16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4" table:style-name="ta2">
        <office:forms form:automatic-focus="false" form:apply-design-mode="false"/>
        <table:table-column table:style-name="co6" table:default-cell-style-name="ce11"/>
        <table:table-column table:style-name="co5" table:default-cell-style-name="ce17"/>
        <table:table-row table:style-name="ro3">
          <table:table-cell table:style-name="ce9" office:value-type="string" calcext:value-type="string">
            <text:p>Que faites vous d'un appareil en panne ou cassé ?</text:p>
          </table:table-cell>
          <table:table-cell table:style-name="ce13" office:value-type="string" calcext:value-type="string">
            <text:p>Moyenne - Quelle proportion de vos appareils connectés achetez vous d'occasion ou reconditionnés ?</text:p>
          </table:table-cell>
        </table:table-row>
        <table:table-row table:style-name="ro3">
          <table:table-cell table:style-name="ce10" office:value-type="string" calcext:value-type="string">
            <text:p>J'essaie de le reparer</text:p>
          </table:table-cell>
          <table:table-cell table:style-name="ce14" office:value-type="percentage" office:value="0.375" calcext:value-type="percentage">
            <text:p>38%</text:p>
          </table:table-cell>
        </table:table-row>
        <table:table-row table:style-name="ro3">
          <table:table-cell office:value-type="string" calcext:value-type="string">
            <text:p>J'essaie de le reparer, Je le donne ou le vends à un revendeur de produits d'occasion / reconditionnés.</text:p>
          </table:table-cell>
          <table:table-cell office:value-type="percentage" office:value="0.428571428571429" calcext:value-type="percentage">
            <text:p>43%</text:p>
          </table:table-cell>
        </table:table-row>
        <table:table-row table:style-name="ro3">
          <table:table-cell office:value-type="string" calcext:value-type="string">
            <text:p>J'essaie de le reparer, Je le donne ou le vends à un revendeur de produits d'occasion / reconditionnés., Je le jette</text:p>
          </table:table-cell>
          <table:table-cell office:value-type="percentage" office:value="0.416666666666667" calcext:value-type="percentage">
            <text:p>42%</text:p>
          </table:table-cell>
        </table:table-row>
        <table:table-row table:style-name="ro3">
          <table:table-cell office:value-type="string" calcext:value-type="string">
            <text:p>J'essaie de le reparer, Je le donne ou le vends à un revendeur de produits d'occasion.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J'essaie de le reparer, Je le jette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3">
          <table:table-cell office:value-type="string" calcext:value-type="string">
            <text:p>J'essaie de le reparer, Je m'assure de son recyclage</text:p>
          </table:table-cell>
          <table:table-cell office:value-type="percentage" office:value="0.477272727272727" calcext:value-type="percentage">
            <text:p>48%</text:p>
          </table:table-cell>
        </table:table-row>
        <table:table-row table:style-name="ro3">
          <table:table-cell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office:value-type="percentage" office:value="0.395833333333333" calcext:value-type="percentage">
            <text:p>40%</text:p>
          </table:table-cell>
        </table:table-row>
        <table:table-row table:style-name="ro3">
          <table:table-cell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office:value-type="percentage" office:value="0.416666666666667" calcext:value-type="percentage">
            <text:p>42%</text:p>
          </table:table-cell>
        </table:table-row>
        <table:table-row table:style-name="ro3">
          <table:table-cell office:value-type="string" calcext:value-type="string">
            <text:p>J'essaie de le reparer, Je m'assure de son recyclage, Je le donne ou le vends à un revendeur de produits d'occasion.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J'essaie de le reparer, Je m'assure de son recyclage, Je le jette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Je le donne ou le vends à un revendeur de produits d'occasion / reconditionnés.</text:p>
          </table:table-cell>
          <table:table-cell office:value-type="percentage" office:value="0.285714285714286" calcext:value-type="percentage">
            <text:p>29%</text:p>
          </table:table-cell>
        </table:table-row>
        <table:table-row table:style-name="ro3">
          <table:table-cell office:value-type="string" calcext:value-type="string">
            <text:p>Je le donne ou le vends à un revendeur de produits d'occasion / reconditionnés., Je le jette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3">
          <table:table-cell office:value-type="string" calcext:value-type="string">
            <text:p>Je le jette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3">
          <table:table-cell office:value-type="string" calcext:value-type="string">
            <text:p>Je m'assure de son recyclage</text:p>
          </table:table-cell>
          <table:table-cell office:value-type="percentage" office:value="0.285714285714286" calcext:value-type="percentage">
            <text:p>29%</text:p>
          </table:table-cell>
        </table:table-row>
        <table:table-row table:style-name="ro3">
          <table:table-cell office:value-type="string" calcext:value-type="string">
            <text:p>Je m'assure de son recyclage, Je le donne ou le vends à un revendeur de produits d'occasion / reconditionnés.</text:p>
          </table:table-cell>
          <table:table-cell office:value-type="percentage" office:value="0.375" calcext:value-type="percentage">
            <text:p>38%</text:p>
          </table:table-cell>
        </table:table-row>
        <table:table-row table:style-name="ro3">
          <table:table-cell office:value-type="string" calcext:value-type="string">
            <text:p>Je m'assure de son recyclage, Je le jette</text:p>
          </table:table-cell>
          <table:table-cell table:style-name="ce15" office:value-type="percentage" office:value="0.05" calcext:value-type="percentage">
            <text:p>5%</text:p>
          </table:table-cell>
        </table:table-row>
        <table:table-row table:style-name="ro3">
          <table:table-cell table:style-name="ce12" office:value-type="string" calcext:value-type="string">
            <text:p>Total Résultat</text:p>
          </table:table-cell>
          <table:table-cell table:style-name="ce16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3" table:style-name="ta2">
        <office:forms form:automatic-focus="false" form:apply-design-mode="false"/>
        <table:shapes>
          <draw:frame draw:z-index="0" draw:style-name="gr1" draw:text-style-name="P1" svg:width="15.999cm" svg:height="8.999cm" svg:x="0.329cm" svg:y="4.121cm">
            <draw:object draw:notify-on-update-of-ranges="'Table dynamique_Réponses au formulaire 1_3'.A3:'Table dynamique_Réponses au formulaire 1_3'.A8 'Table dynamique_Réponses au formulaire 1_3'.B1:'Table dynamique_Réponses au formulaire 1_3'.B2 'Table dynamique_Réponses au formulaire 1_3'.B3:'Table dynamique_Réponses au formulaire 1_3'.B8 'Table dynamique_Réponses au formulaire 1_3'.C1:'Table dynamique_Réponses au formulaire 1_3'.C2 'Table dynamique_Réponses au formulaire 1_3'.C3:'Table dynamique_Réponses au formulaire 1_3'.C8 'Table dynamique_Réponses au formulaire 1_3'.D1:'Table dynamique_Réponses au formulaire 1_3'.D2 'Table dynamique_Réponses au formulaire 1_3'.D3:'Table dynamique_Réponses au formulaire 1_3'.D8 'Table dynamique_Réponses au formulaire 1_3'.E1:'Table dynamique_Réponses au formulaire 1_3'.E2 'Table dynamique_Réponses au formulaire 1_3'.E3:'Table dynamique_Réponses au formulaire 1_3'.E8 'Table dynamique_Réponses au formulaire 1_3'.F1:'Table dynamique_Réponses au formulaire 1_3'.F2 'Table dynamique_Réponses au formulaire 1_3'.F3:'Table dynamique_Réponses au formulaire 1_3'.F8 'Table dynamique_Réponses au formulaire 1_3'.G1:'Table dynamique_Réponses au formulaire 1_3'.G2 'Table dynamique_Réponses au formulaire 1_3'.G3:'Table dynamique_Réponses au formulaire 1_3'.G8 'Table dynamique_Réponses au formulaire 1_3'.H1:'Table dynamique_Réponses au formulaire 1_3'.H2 'Table dynamique_Réponses au formulaire 1_3'.H3:'Table dynamique_Réponses au formulaire 1_3'.H8 'Table dynamique_Réponses au formulaire 1_3'.I1:'Table dynamique_Réponses au formulaire 1_3'.I2 'Table dynamique_Réponses au formulaire 1_3'.I3:'Table dynamique_Réponses au formulaire 1_3'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1"/>
        <table:table-column table:style-name="co7" table:default-cell-style-name="ce23"/>
        <table:table-column table:style-name="co8" table:number-columns-repeated="5" table:default-cell-style-name="ce29"/>
        <table:table-column table:style-name="co9" table:default-cell-style-name="ce35"/>
        <table:table-column table:style-name="co10" table:default-cell-style-name="ce41"/>
        <table:table-row table:style-name="ro3">
          <table:table-cell table:style-name="ce18" office:value-type="string" calcext:value-type="string">
            <text:p>Moyenne - Quelle proportion de vos appareils connectés achetez vous d'occasion ou reconditionnés ?</text:p>
          </table:table-cell>
          <table:table-cell table:style-name="ce20" office:value-type="string" calcext:value-type="string">
            <text:p>Tranche d'age</text:p>
          </table:table-cell>
          <table:table-cell table:style-name="ce26" table:number-columns-repeated="6"/>
          <table:table-cell table:style-name="ce38"/>
        </table:table-row>
        <table:table-row table:style-name="ro3">
          <table:table-cell table:style-name="ce19" office:value-type="string" calcext:value-type="string">
            <text:p>Vous préoccupez vous de la longévité de vos appareils numériques (ordinateur, téléphone, etc) ?</text:p>
          </table:table-cell>
          <table:table-cell table:style-name="ce21" office:value-type="string" calcext:value-type="string">
            <text:p>-15 ans</text:p>
          </table:table-cell>
          <table:table-cell table:style-name="ce27" office:value-type="string" calcext:value-type="string">
            <text:p>15-25 ans</text:p>
          </table:table-cell>
          <table:table-cell table:style-name="ce27" office:value-type="string" calcext:value-type="string">
            <text:p>26-35 ans</text:p>
          </table:table-cell>
          <table:table-cell table:style-name="ce27" office:value-type="string" calcext:value-type="string">
            <text:p>36-45 ans</text:p>
          </table:table-cell>
          <table:table-cell table:style-name="ce27" office:value-type="string" calcext:value-type="string">
            <text:p>46-55 ans</text:p>
          </table:table-cell>
          <table:table-cell table:style-name="ce27" office:value-type="string" calcext:value-type="string">
            <text:p>56-65 ans</text:p>
          </table:table-cell>
          <table:table-cell table:style-name="ce27" office:value-type="string" calcext:value-type="string">
            <text:p>Plus de 65 ans</text:p>
          </table:table-cell>
          <table:table-cell table:style-name="ce39" office:value-type="string" calcext:value-type="string">
            <text:p>Total Résultat</text:p>
          </table:table-cell>
        </table:table-row>
        <table:table-row table:style-name="ro3">
          <table:table-cell table:style-name="ce10" office:value-type="string" calcext:value-type="string">
            <text:p>Je ne sais pas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8" office:value-type="percentage" office:value="0.375" calcext:value-type="percentage">
            <text:p>38%</text:p>
          </table:table-cell>
          <table:table-cell table:style-name="ce32"/>
          <table:table-cell table:number-columns-repeated="3" table:style-name="ce28" office:value-type="percentage" office:value="0.25" calcext:value-type="percentage">
            <text:p>25%</text:p>
          </table:table-cell>
          <table:table-cell table:style-name="ce33"/>
          <table:table-cell table:style-name="ce40" office:value-type="percentage" office:value="0.277777777777778" calcext:value-type="percentage">
            <text:p>28%</text:p>
          </table:table-cell>
        </table:table-row>
        <table:table-row table:style-name="ro3">
          <table:table-cell office:value-type="string" calcext:value-type="string">
            <text:p>Non</text:p>
          </table:table-cell>
          <table:table-cell/>
          <table:table-cell office:value-type="percentage" office:value="0.4375" calcext:value-type="percentage">
            <text:p>44%</text:p>
          </table:table-cell>
          <table:table-cell table:style-name="Pivot_20_Table_20_Value" table:number-columns-repeated="2"/>
          <table:table-cell office:value-type="percentage" office:value="0" calcext:value-type="percentage">
            <text:p>0%</text:p>
          </table:table-cell>
          <table:table-cell table:style-name="Pivot_20_Table_20_Value"/>
          <table:table-cell table:style-name="ce34"/>
          <table:table-cell office:value-type="percentage" office:value="0.35" calcext:value-type="percentage">
            <text:p>35%</text:p>
          </table:table-cell>
        </table:table-row>
        <table:table-row table:style-name="ro3">
          <table:table-cell office:value-type="string" calcext:value-type="string">
            <text:p>Oui</text:p>
          </table:table-cell>
          <table:table-cell/>
          <table:table-cell office:value-type="percentage" office:value="0.477272727272727" calcext:value-type="percentage">
            <text:p>48%</text:p>
          </table:table-cell>
          <table:table-cell office:value-type="percentage" office:value="0.321428571428571" calcext:value-type="percentage">
            <text:p>32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375" calcext:value-type="percentage">
            <text:p>38%</text:p>
          </table:table-cell>
          <table:table-cell office:value-type="percentage" office:value="0.407407407407407" calcext:value-type="percentage">
            <text:p>41%</text:p>
          </table:table-cell>
        </table:table-row>
        <table:table-row table:style-name="ro3">
          <table:table-cell office:value-type="string" calcext:value-type="string">
            <text:p>Plutôt non</text:p>
          </table:table-cell>
          <table:table-cell/>
          <table:table-cell office:value-type="percentage" office:value="0.275" calcext:value-type="percentage">
            <text:p>28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30952380952381" calcext:value-type="percentage">
            <text:p>31%</text:p>
          </table:table-cell>
        </table:table-row>
        <table:table-row table:style-name="ro3">
          <table:table-cell office:value-type="string" calcext:value-type="string">
            <text:p>Plutôt oui</text:p>
          </table:table-cell>
          <table:table-cell table:style-name="ce24"/>
          <table:table-cell table:style-name="ce30" office:value-type="percentage" office:value="0.307692307692308" calcext:value-type="percentage">
            <text:p>31%</text:p>
          </table:table-cell>
          <table:table-cell table:style-name="ce30" office:value-type="percentage" office:value="0.291666666666667" calcext:value-type="percentage">
            <text:p>29%</text:p>
          </table:table-cell>
          <table:table-cell table:style-name="ce30" office:value-type="percentage" office:value="0.208333333333333" calcext:value-type="percentage">
            <text:p>21%</text:p>
          </table:table-cell>
          <table:table-cell table:style-name="ce30" office:value-type="percentage" office:value="0.5" calcext:value-type="percentage">
            <text:p>50%</text:p>
          </table:table-cell>
          <table:table-cell table:style-name="ce30" office:value-type="percentage" office:value="0.375" calcext:value-type="percentage">
            <text:p>38%</text:p>
          </table:table-cell>
          <table:table-cell table:style-name="ce36" office:value-type="percentage" office:value="0.5" calcext:value-type="percentage">
            <text:p>50%</text:p>
          </table:table-cell>
          <table:table-cell table:style-name="ce42" office:value-type="percentage" office:value="0.320652173913043" calcext:value-type="percentage">
            <text:p>32%</text:p>
          </table:table-cell>
        </table:table-row>
        <table:table-row table:style-name="ro3">
          <table:table-cell table:style-name="ce12" office:value-type="string" calcext:value-type="string">
            <text:p>Total Résultat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31" office:value-type="percentage" office:value="0.386363636363636" calcext:value-type="percentage">
            <text:p>39%</text:p>
          </table:table-cell>
          <table:table-cell table:style-name="ce31" office:value-type="percentage" office:value="0.294117647058824" calcext:value-type="percentage">
            <text:p>29%</text:p>
          </table:table-cell>
          <table:table-cell table:style-name="ce31" office:value-type="percentage" office:value="0.302631578947368" calcext:value-type="percentage">
            <text:p>30%</text:p>
          </table:table-cell>
          <table:table-cell table:style-name="ce31" office:value-type="percentage" office:value="0.270833333333333" calcext:value-type="percentage">
            <text:p>27%</text:p>
          </table:table-cell>
          <table:table-cell table:style-name="ce31" office:value-type="percentage" office:value="0.35" calcext:value-type="percentage">
            <text:p>35%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ce16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2" table:style-name="ta2">
        <office:forms form:automatic-focus="false" form:apply-design-mode="false"/>
        <table:shapes>
          <draw:frame draw:z-index="0" draw:style-name="gr1" draw:text-style-name="P1" svg:width="26.433cm" svg:height="14.868cm" svg:x="0.185cm" svg:y="13.044cm">
            <draw:object draw:notify-on-update-of-ranges="'Table dynamique_Réponses au formulaire 1_2'.A3:'Table dynamique_Réponses au formulaire 1_2'.A27 'Table dynamique_Réponses au formulaire 1_2'.B1:'Table dynamique_Réponses au formulaire 1_2'.B2 'Table dynamique_Réponses au formulaire 1_2'.B3:'Table dynamique_Réponses au formulaire 1_2'.B27 'Table dynamique_Réponses au formulaire 1_2'.F1:'Table dynamique_Réponses au formulaire 1_2'.F2 'Table dynamique_Réponses au formulaire 1_2'.F3:'Table dynamique_Réponses au formulaire 1_2'.F27 'Table dynamique_Réponses au formulaire 1_2'.C1:'Table dynamique_Réponses au formulaire 1_2'.C2 'Table dynamique_Réponses au formulaire 1_2'.C3:'Table dynamique_Réponses au formulaire 1_2'.C27 'Table dynamique_Réponses au formulaire 1_2'.D1:'Table dynamique_Réponses au formulaire 1_2'.D2 'Table dynamique_Réponses au formulaire 1_2'.D3:'Table dynamique_Réponses au formulaire 1_2'.D27 'Table dynamique_Réponses au formulaire 1_2'.E1:'Table dynamique_Réponses au formulaire 1_2'.E2 'Table dynamique_Réponses au formulaire 1_2'.E3:'Table dynamique_Réponses au formulaire 1_2'.E27 'Table dynamique_Réponses au formulaire 1_2'.G1:'Table dynamique_Réponses au formulaire 1_2'.G2 'Table dynamique_Réponses au formulaire 1_2'.G3:'Table dynamique_Réponses au formulaire 1_2'.G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ce11"/>
        <table:table-column table:style-name="co12" table:default-cell-style-name="ce23"/>
        <table:table-column table:style-name="co13" table:default-cell-style-name="Pivot_20_Table_20_Value"/>
        <table:table-column table:style-name="co14" table:default-cell-style-name="ce29"/>
        <table:table-column table:style-name="co15" table:default-cell-style-name="ce29"/>
        <table:table-column table:style-name="co16" table:default-cell-style-name="ce34"/>
        <table:table-column table:style-name="co17" table:default-cell-style-name="ce41"/>
        <table:table-row table:style-name="ro4">
          <table:table-cell table:style-name="ce18" office:value-type="string" calcext:value-type="string">
            <text:p>Moyenne - Quelle proportion de vos appareils connectés achetez vous d'occasion ou reconditionnés ?</text:p>
          </table:table-cell>
          <table:table-cell table:style-name="ce20" office:value-type="string" calcext:value-type="string">
            <text:p>Vous préoccupez vous de la longévité de vos appareils numériques (ordinateur, téléphone, etc) ?</text:p>
          </table:table-cell>
          <table:table-cell table:style-name="ce26" table:number-columns-repeated="4"/>
          <table:table-cell table:style-name="ce38"/>
        </table:table-row>
        <table:table-row table:style-name="ro3">
          <table:table-cell table:style-name="ce19" office:value-type="string" calcext:value-type="string">
            <text:p>Secteur d'activité</text:p>
          </table:table-cell>
          <table:table-cell table:style-name="ce21" office:value-type="string" calcext:value-type="string">
            <text:p>Je ne sais pas</text:p>
          </table:table-cell>
          <table:table-cell table:style-name="ce27" office:value-type="string" calcext:value-type="string">
            <text:p>Non</text:p>
          </table:table-cell>
          <table:table-cell table:style-name="ce27" office:value-type="string" calcext:value-type="string">
            <text:p>Oui</text:p>
          </table:table-cell>
          <table:table-cell table:style-name="ce27" office:value-type="string" calcext:value-type="string">
            <text:p>Plutôt non</text:p>
          </table:table-cell>
          <table:table-cell table:style-name="ce27" office:value-type="string" calcext:value-type="string">
            <text:p>Plutôt oui</text:p>
          </table:table-cell>
          <table:table-cell table:style-name="ce39" office:value-type="string" calcext:value-type="string">
            <text:p>Total Résultat</text:p>
          </table:table-cell>
        </table:table-row>
        <table:table-row table:style-name="ro3">
          <table:table-cell table:style-name="ce10" office:value-type="string" calcext:value-type="string">
            <text:p>Agriculture / Agroalimentaire / Animaux</text:p>
          </table:table-cell>
          <table:table-cell table:style-name="ce43"/>
          <table:table-cell table:style-name="ce32"/>
          <table:table-cell table:style-name="ce28" office:value-type="percentage" office:value="0" calcext:value-type="percentage">
            <text:p>0%</text:p>
          </table:table-cell>
          <table:table-cell table:style-name="ce32"/>
          <table:table-cell table:style-name="ce47" office:value-type="percentage" office:value="0.4" calcext:value-type="percentage">
            <text:p>40%</text:p>
          </table:table-cell>
          <table:table-cell table:style-name="ce40" office:value-type="percentage" office:value="0.285714285714286" calcext:value-type="percentage">
            <text:p>29%</text:p>
          </table:table-cell>
        </table:table-row>
        <table:table-row table:style-name="ro3">
          <table:table-cell office:value-type="string" calcext:value-type="string">
            <text:p>Animation 2D, game designer, character designer</text:p>
          </table:table-cell>
          <table:table-cell table:number-columns-repeated="2"/>
          <table:table-cell table:style-name="Pivot_20_Table_20_Value"/>
          <table:table-cell office:value-type="percentage" office:value="0.25" calcext:value-type="percentage">
            <text:p>25%</text:p>
          </table:table-cell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Armée / Sécurité / Secours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 table:style-name="ce35" office:value-type="percentage" office:value="0.416666666666667" calcext:value-type="percentage">
            <text:p>42%</text:p>
          </table:table-cell>
          <table:table-cell office:value-type="percentage" office:value="0.3125" calcext:value-type="percentage">
            <text:p>31%</text:p>
          </table:table-cell>
        </table:table-row>
        <table:table-row table:style-name="ro3">
          <table:table-cell office:value-type="string" calcext:value-type="string">
            <text:p>Assistante maternelle </text:p>
          </table:table-cell>
          <table:table-cell table:number-columns-repeated="2"/>
          <table:table-cell table:style-name="Pivot_20_Table_20_Value" table:number-columns-repeated="2"/>
          <table:table-cell table:style-name="ce35" office:value-type="percentage" office:value="0.25" calcext:value-type="percentage">
            <text:p>25%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Audiovisuel</text:p>
          </table:table-cell>
          <table:table-cell table:style-name="ce44" office:value-type="percentage" office:value="0.25" calcext:value-type="percentage">
            <text:p>25%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percentage" office:value="0.375" calcext:value-type="percentage">
            <text:p>38%</text:p>
          </table:table-cell>
          <table:table-cell table:style-name="ce35" office:value-type="percentage" office:value="0.5" calcext:value-type="percentage">
            <text:p>50%</text:p>
          </table:table-cell>
          <table:table-cell office:value-type="percentage" office:value="0.458333333333333" calcext:value-type="percentage">
            <text:p>46%</text:p>
          </table:table-cell>
        </table:table-row>
        <table:table-row table:style-name="ro3">
          <table:table-cell office:value-type="string" calcext:value-type="string">
            <text:p>Bac pro animation </text:p>
          </table:table-cell>
          <table:table-cell table:number-columns-repeated="2"/>
          <table:table-cell table:style-name="Pivot_20_Table_20_Value" table:number-columns-repeated="2"/>
          <table:table-cell table:style-name="ce35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Beauté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Biologie / Santé</text:p>
          </table:table-cell>
          <table:table-cell table:style-name="ce44" office:value-type="percentage" office:value="0.25" calcext:value-type="percentage">
            <text:p>25%</text:p>
          </table:table-cell>
          <table:table-cell table:style-name="ce29" office:value-type="percentage" office:value="0.75" calcext:value-type="percentage">
            <text:p>75%</text:p>
          </table:table-cell>
          <table:table-cell office:value-type="percentage" office:value="0.416666666666667" calcext:value-type="percentage">
            <text:p>42%</text:p>
          </table:table-cell>
          <table:table-cell office:value-type="percentage" office:value="0.45" calcext:value-type="percentage">
            <text:p>45%</text:p>
          </table:table-cell>
          <table:table-cell table:style-name="ce35" office:value-type="percentage" office:value="0.5" calcext:value-type="percentage">
            <text:p>50%</text:p>
          </table:table-cell>
          <table:table-cell office:value-type="percentage" office:value="0.458333333333333" calcext:value-type="percentage">
            <text:p>46%</text:p>
          </table:table-cell>
        </table:table-row>
        <table:table-row table:style-name="ro3">
          <table:table-cell office:value-type="string" calcext:value-type="string">
            <text:p>Commerce / Marketing / Gestion</text:p>
          </table:table-cell>
          <table:table-cell table:style-name="ce44" office:value-type="percentage" office:value="0.5" calcext:value-type="percentage">
            <text:p>50%</text:p>
          </table:table-cell>
          <table:table-cell/>
          <table:table-cell office:value-type="percentage" office:value="0.5" calcext:value-type="percentage">
            <text:p>50%</text:p>
          </table:table-cell>
          <table:table-cell office:value-type="percentage" office:value="0.25" calcext:value-type="percentage">
            <text:p>25%</text:p>
          </table:table-cell>
          <table:table-cell table:style-name="ce35" office:value-type="percentage" office:value="0.28125" calcext:value-type="percentage">
            <text:p>28%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3">
          <table:table-cell office:value-type="string" calcext:value-type="string">
            <text:p>Comptabilité publique </text:p>
          </table:table-cell>
          <table:table-cell table:number-columns-repeated="2"/>
          <table:table-cell table:style-name="Pivot_20_Table_20_Value"/>
          <table:table-cell office:value-type="percentage" office:value="0.25" calcext:value-type="percentage">
            <text:p>25%</text:p>
          </table:table-cell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Design / Architecture / Conception</text:p>
          </table:table-cell>
          <table:table-cell table:style-name="ce44" office:value-type="percentage" office:value="0.5" calcext:value-type="percentage">
            <text:p>50%</text:p>
          </table:table-cell>
          <table:table-cell/>
          <table:table-cell office:value-type="percentage" office:value="0.394736842105263" calcext:value-type="percentage">
            <text:p>39%</text:p>
          </table:table-cell>
          <table:table-cell office:value-type="percentage" office:value="0.5" calcext:value-type="percentage">
            <text:p>50%</text:p>
          </table:table-cell>
          <table:table-cell table:style-name="ce35" office:value-type="percentage" office:value="0.288461538461538" calcext:value-type="percentage">
            <text:p>29%</text:p>
          </table:table-cell>
          <table:table-cell office:value-type="percentage" office:value="0.368055555555556" calcext:value-type="percentage">
            <text:p>37%</text:p>
          </table:table-cell>
        </table:table-row>
        <table:table-row table:style-name="ro3">
          <table:table-cell office:value-type="string" calcext:value-type="string">
            <text:p>Droit / Justice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 table:style-name="ce35" office:value-type="percentage" office:value="0.125" calcext:value-type="percentage">
            <text:p>13%</text:p>
          </table:table-cell>
          <table:table-cell office:value-type="percentage" office:value="0.0625" calcext:value-type="percentage">
            <text:p>6%</text:p>
          </table:table-cell>
        </table:table-row>
        <table:table-row table:style-name="ro3">
          <table:table-cell office:value-type="string" calcext:value-type="string">
            <text:p>Energies / Environnement</text:p>
          </table:table-cell>
          <table:table-cell table:number-columns-repeated="2"/>
          <table:table-cell table:style-name="Pivot_20_Table_20_Value" table:number-columns-repeated="2"/>
          <table:table-cell table:style-name="ce35" office:value-type="percentage" office:value="0.416666666666667" calcext:value-type="percentage">
            <text:p>42%</text:p>
          </table:table-cell>
          <table:table-cell office:value-type="percentage" office:value="0.416666666666667" calcext:value-type="percentage">
            <text:p>42%</text:p>
          </table:table-cell>
        </table:table-row>
        <table:table-row table:style-name="ro3">
          <table:table-cell office:value-type="string" calcext:value-type="string">
            <text:p>Enseignement </text:p>
          </table:table-cell>
          <table:table-cell table:number-columns-repeated="2"/>
          <table:table-cell office:value-type="percentage" office:value="0" calcext:value-type="percentage">
            <text:p>0%</text:p>
          </table:table-cell>
          <table:table-cell table:style-name="Pivot_20_Table_20_Value"/>
          <table:table-cell/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Finance</text:p>
          </table:table-cell>
          <table:table-cell/>
          <table:table-cell table:style-name="ce29" office:value-type="percentage" office:value="0.25" calcext:value-type="percentage">
            <text:p>25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75" calcext:value-type="percentage">
            <text:p>75%</text:p>
          </table:table-cell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Formation/ insertion </text:p>
          </table:table-cell>
          <table:table-cell table:number-columns-repeated="2"/>
          <table:table-cell office:value-type="percentage" office:value="0.5" calcext:value-type="percentage">
            <text:p>50%</text:p>
          </table:table-cell>
          <table:table-cell table:style-name="Pivot_20_Table_20_Value"/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Industrie / Mécanique / BTP</text:p>
          </table:table-cell>
          <table:table-cell/>
          <table:table-cell table:style-name="ce29"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25" calcext:value-type="percentage">
            <text:p>25%</text:p>
          </table:table-cell>
          <table:table-cell table:style-name="ce35" office:value-type="percentage" office:value="0.333333333333333" calcext:value-type="percentage">
            <text:p>33%</text:p>
          </table:table-cell>
          <table:table-cell office:value-type="percentage" office:value="0.214285714285714" calcext:value-type="percentage">
            <text:p>21%</text:p>
          </table:table-cell>
        </table:table-row>
        <table:table-row table:style-name="ro3">
          <table:table-cell office:value-type="string" calcext:value-type="string">
            <text:p>Informatique / Numérique / Digital</text:p>
          </table:table-cell>
          <table:table-cell/>
          <table:table-cell table:style-name="ce29" office:value-type="percentage" office:value="0.375" calcext:value-type="percentage">
            <text:p>38%</text:p>
          </table:table-cell>
          <table:table-cell office:value-type="percentage" office:value="0.525" calcext:value-type="percentage">
            <text:p>53%</text:p>
          </table:table-cell>
          <table:table-cell office:value-type="percentage" office:value="0" calcext:value-type="percentage">
            <text:p>0%</text:p>
          </table:table-cell>
          <table:table-cell table:style-name="ce35" office:value-type="percentage" office:value="0.375" calcext:value-type="percentage">
            <text:p>38%</text:p>
          </table:table-cell>
          <table:table-cell office:value-type="percentage" office:value="0.45" calcext:value-type="percentage">
            <text:p>45%</text:p>
          </table:table-cell>
        </table:table-row>
        <table:table-row table:style-name="ro3">
          <table:table-cell office:value-type="string" calcext:value-type="string">
            <text:p>Mathématiques et physique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/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Petite enfance </text:p>
          </table:table-cell>
          <table:table-cell table:number-columns-repeated="2"/>
          <table:table-cell office:value-type="percentage" office:value="0.5" calcext:value-type="percentage">
            <text:p>50%</text:p>
          </table:table-cell>
          <table:table-cell table:style-name="Pivot_20_Table_20_Value"/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Sectes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Social 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Tatoueur 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(vide)</text:p>
          </table:table-cell>
          <table:table-cell table:style-name="ce45" office:value-type="percentage" office:value="0.1875" calcext:value-type="percentage">
            <text:p>19%</text:p>
          </table:table-cell>
          <table:table-cell table:style-name="ce46"/>
          <table:table-cell table:style-name="ce30" office:value-type="percentage" office:value="0.4375" calcext:value-type="percentage">
            <text:p>44%</text:p>
          </table:table-cell>
          <table:table-cell table:style-name="ce46"/>
          <table:table-cell table:style-name="ce36" office:value-type="percentage" office:value="0.25" calcext:value-type="percentage">
            <text:p>25%</text:p>
          </table:table-cell>
          <table:table-cell table:style-name="ce42" office:value-type="percentage" office:value="0.3" calcext:value-type="percentage">
            <text:p>30%</text:p>
          </table:table-cell>
        </table:table-row>
        <table:table-row table:style-name="ro3">
          <table:table-cell table:style-name="ce12" office:value-type="string" calcext:value-type="string">
            <text:p>Total Résultat</text:p>
          </table:table-cell>
          <table:table-cell table:style-name="ce25" office:value-type="percentage" office:value="0.277777777777778" calcext:value-type="percentage">
            <text:p>28%</text:p>
          </table:table-cell>
          <table:table-cell table:style-name="ce31" office:value-type="percentage" office:value="0.35" calcext:value-type="percentage">
            <text:p>35%</text:p>
          </table:table-cell>
          <table:table-cell table:style-name="ce31" office:value-type="percentage" office:value="0.407407407407407" calcext:value-type="percentage">
            <text:p>41%</text:p>
          </table:table-cell>
          <table:table-cell table:style-name="ce31" office:value-type="percentage" office:value="0.30952380952381" calcext:value-type="percentage">
            <text:p>31%</text:p>
          </table:table-cell>
          <table:table-cell table:style-name="ce37" office:value-type="percentage" office:value="0.320652173913043" calcext:value-type="percentage">
            <text:p>32%</text:p>
          </table:table-cell>
          <table:table-cell table:style-name="ce16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1" table:style-name="ta2">
        <office:forms form:automatic-focus="false" form:apply-design-mode="false"/>
        <table:shapes>
          <draw:frame draw:z-index="0" draw:style-name="gr1" draw:text-style-name="P1" svg:width="15.999cm" svg:height="8.999cm" svg:x="0.073cm" svg:y="6.357cm">
            <draw:object draw:notify-on-update-of-ranges="'Table dynamique_Réponses au formulaire 1_1'.A2:'Table dynamique_Réponses au formulaire 1_1'.A13 'Table dynamique_Réponses au formulaire 1_1'.B1:'Table dynamique_Réponses au formulaire 1_1'.B1 'Table dynamique_Réponses au formulaire 1_1'.B2:'Table dynamique_Réponses au formulaire 1_1'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11"/>
        <table:table-column table:style-name="co5" table:default-cell-style-name="ce17"/>
        <table:table-row table:style-name="ro3">
          <table:table-cell table:style-name="ce9" office:value-type="string" calcext:value-type="string">
            <text:p>Situation professionnelle</text:p>
          </table:table-cell>
          <table:table-cell table:style-name="ce13" office:value-type="string" calcext:value-type="string">
            <text:p>Moyenne - Quelle proportion de vos appareils connectés achetez vous d'occasion ou reconditionnés ?</text:p>
          </table:table-cell>
        </table:table-row>
        <table:table-row table:style-name="ro3">
          <table:table-cell table:style-name="ce10" office:value-type="string" calcext:value-type="string">
            <text:p>Cadre</text:p>
          </table:table-cell>
          <table:table-cell table:style-name="ce14" office:value-type="percentage" office:value="0.3125" calcext:value-type="percentage">
            <text:p>31%</text:p>
          </table:table-cell>
        </table:table-row>
        <table:table-row table:style-name="ro3">
          <table:table-cell office:value-type="string" calcext:value-type="string">
            <text:p>Commerçant 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Direction</text:p>
          </table:table-cell>
          <table:table-cell office:value-type="percentage" office:value="0.375" calcext:value-type="percentage">
            <text:p>38%</text:p>
          </table:table-cell>
        </table:table-row>
        <table:table-row table:style-name="ro3">
          <table:table-cell office:value-type="string" calcext:value-type="string">
            <text:p>Domine le monde secrètement 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Employé</text:p>
          </table:table-cell>
          <table:table-cell office:value-type="percentage" office:value="0.278846153846154" calcext:value-type="percentage">
            <text:p>28%</text:p>
          </table:table-cell>
        </table:table-row>
        <table:table-row table:style-name="ro3">
          <table:table-cell office:value-type="string" calcext:value-type="string">
            <text:p>En recherche d'emploi</text:p>
          </table:table-cell>
          <table:table-cell office:value-type="percentage" office:value="0.46875" calcext:value-type="percentage">
            <text:p>47%</text:p>
          </table:table-cell>
        </table:table-row>
        <table:table-row table:style-name="ro3">
          <table:table-cell office:value-type="string" calcext:value-type="string">
            <text:p>Enseignan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Entrepreneuse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Étudiant</text:p>
          </table:table-cell>
          <table:table-cell office:value-type="percentage" office:value="0.367857142857143" calcext:value-type="percentage">
            <text:p>37%</text:p>
          </table:table-cell>
        </table:table-row>
        <table:table-row table:style-name="ro3">
          <table:table-cell office:value-type="string" calcext:value-type="string">
            <text:p>Indépendant 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Retraité</text:p>
          </table:table-cell>
          <table:table-cell table:style-name="ce15" office:value-type="percentage" office:value="0.46875" calcext:value-type="percentage">
            <text:p>47%</text:p>
          </table:table-cell>
        </table:table-row>
        <table:table-row table:style-name="ro3">
          <table:table-cell table:style-name="ce12" office:value-type="string" calcext:value-type="string">
            <text:p>Total Résultat</text:p>
          </table:table-cell>
          <table:table-cell table:style-name="ce16" office:value-type="percentage" office:value="0.351851851851852" calcext:value-type="percentage">
            <text:p>35%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Réponses au formulaire 1_1'.A1:'Table dynamique_Réponses au formulaire 1_1'.B13" table:buttons="'Table dynamique_Réponses au formulaire 1_1'.A1" table:show-filter-button="false" table:drill-down-on-double-click="false">
          <table:source-cell-range table:cell-range-address="'Réponses au formulaire 1'.A1:'Réponses au formulaire 1'.N136"/>
          <table:data-pilot-field table:source-field-name="Situation professionnelle" table:orientation="row" table:used-hierarchy="0" table:function="auto">
            <table:data-pilot-level table:show-empty="false" calcext:repeat-item-labels="false">
              <table:data-pilot-members>
                <table:data-pilot-member table:name="Cadre" table:display="true" table:show-details="true"/>
                <table:data-pilot-member table:name="Commerçant " table:display="true" table:show-details="true"/>
                <table:data-pilot-member table:name="Direction" table:display="true" table:show-details="true"/>
                <table:data-pilot-member table:name="Domine le monde secrètement " table:display="true" table:show-details="true"/>
                <table:data-pilot-member table:name="Employé" table:display="true" table:show-details="true"/>
                <table:data-pilot-member table:name="En recherche d'emploi" table:display="true" table:show-details="true"/>
                <table:data-pilot-member table:name="Enseignante" table:display="true" table:show-details="true"/>
                <table:data-pilot-member table:name="Entrepreneuse" table:display="true" table:show-details="true"/>
                <table:data-pilot-member table:name="Étudiant" table:display="true" table:show-details="true"/>
                <table:data-pilot-member table:name="Indépendant " table:display="true" table:show-details="true"/>
                <table:data-pilot-member table:name="Retraité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Réponses au formulaire 1_2'.A1:'Table dynamique_Réponses au formulaire 1_2'.G27" table:buttons="'Table dynamique_Réponses au formulaire 1_2'.A2 'Table dynamique_Réponses au formulaire 1_2'.B1" table:show-filter-button="false" table:drill-down-on-double-click="false">
          <table:source-cell-range table:cell-range-address="'Réponses au formulaire 1'.A1:'Réponses au formulaire 1'.N136"/>
          <table:data-pilot-field table:source-field-name="Vous préoccupez vous de la longévité de vos appareils numériques (ordinateur, téléphone, etc) ?" table:orientation="column" table:used-hierarchy="0" table:function="auto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cteur d'activité" table:orientation="row" table:used-hierarchy="0" table:function="auto">
            <table:data-pilot-level table:show-empty="false" calcext:repeat-item-labels="false">
              <table:data-pilot-members>
                <table:data-pilot-member table:name="Agriculture / Agroalimentaire / Animaux" table:display="true" table:show-details="true"/>
                <table:data-pilot-member table:name="Animation 2D, game designer, character designer" table:display="true" table:show-details="true"/>
                <table:data-pilot-member table:name="Armée / Sécurité / Secours" table:display="true" table:show-details="true"/>
                <table:data-pilot-member table:name="Assistante maternelle " table:display="true" table:show-details="true"/>
                <table:data-pilot-member table:name="Audiovisuel" table:display="true" table:show-details="true"/>
                <table:data-pilot-member table:name="Bac pro animation " table:display="true" table:show-details="true"/>
                <table:data-pilot-member table:name="Beauté" table:display="true" table:show-details="true"/>
                <table:data-pilot-member table:name="Biologie / Santé" table:display="true" table:show-details="true"/>
                <table:data-pilot-member table:name="Commerce / Marketing / Gestion" table:display="true" table:show-details="true"/>
                <table:data-pilot-member table:name="Comptabilité publique " table:display="true" table:show-details="true"/>
                <table:data-pilot-member table:name="Design / Architecture / Conception" table:display="true" table:show-details="true"/>
                <table:data-pilot-member table:name="Droit / Justice" table:display="true" table:show-details="true"/>
                <table:data-pilot-member table:name="Energies / Environnement" table:display="true" table:show-details="true"/>
                <table:data-pilot-member table:name="Enseignement " table:display="true" table:show-details="true"/>
                <table:data-pilot-member table:name="Finance" table:display="true" table:show-details="true"/>
                <table:data-pilot-member table:name="Formation/ insertion " table:display="true" table:show-details="true"/>
                <table:data-pilot-member table:name="Industrie / Mécanique / BTP" table:display="true" table:show-details="true"/>
                <table:data-pilot-member table:name="Informatique / Numérique / Digital" table:display="true" table:show-details="true"/>
                <table:data-pilot-member table:name="Mathématiques et physique" table:display="true" table:show-details="true"/>
                <table:data-pilot-member table:name="Petite enfance " table:display="true" table:show-details="true"/>
                <table:data-pilot-member table:name="Sectes" table:display="true" table:show-details="true"/>
                <table:data-pilot-member table:name="Social " table:display="true" table:show-details="true"/>
                <table:data-pilot-member table:name="Tatoueur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Réponses au formulaire 1_3'.A1:'Table dynamique_Réponses au formulaire 1_3'.I8" table:buttons="'Table dynamique_Réponses au formulaire 1_3'.A2 'Table dynamique_Réponses au formulaire 1_3'.B1" table:show-filter-button="false" table:drill-down-on-double-click="false">
          <table:source-cell-range table:cell-range-address="'Réponses au formulaire 1'.A1:'Réponses au formulaire 1'.N136"/>
          <table:data-pilot-field table:source-field-name="Tranche d'age" table:orientation="column" table:used-hierarchy="0" table:function="auto">
            <table:data-pilot-level table:show-empty="false" calcext:repeat-item-labels="false">
              <table:data-pilot-members>
                <table:data-pilot-member table:name="-15 ans" table:display="true" table:show-details="true"/>
                <table:data-pilot-member table:name="15-25 ans" table:display="true" table:show-details="true"/>
                <table:data-pilot-member table:name="26-35 ans" table:display="true" table:show-details="true"/>
                <table:data-pilot-member table:name="36-45 ans" table:display="true" table:show-details="true"/>
                <table:data-pilot-member table:name="46-55 ans" table:display="true" table:show-details="true"/>
                <table:data-pilot-member table:name="56-65 ans" table:display="true" table:show-details="true"/>
                <table:data-pilot-member table:name="Plus de 65 a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us préoccupez vous de la longévité de vos appareils numériques (ordinateur, téléphone, etc) ?" table:orientation="row" table:used-hierarchy="0" table:function="auto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Réponses au formulaire 1_4'.A1:'Table dynamique_Réponses au formulaire 1_4'.B18" table:buttons="'Table dynamique_Réponses au formulaire 1_4'.A1" table:show-filter-button="false" table:drill-down-on-double-click="false">
          <table:source-cell-range table:cell-range-address="'Réponses au formulaire 1'.A1:'Réponses au formulaire 1'.N1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e faites vous d'un appareil en panne ou cassé ?" table:orientation="row" table:used-hierarchy="0" table:function="auto">
            <table:data-pilot-level table:show-empty="false" calcext:repeat-item-labels="false">
              <table:data-pilot-members>
                <table:data-pilot-member table:name="J'essaie de le reparer" table:display="true" table:show-details="true"/>
                <table:data-pilot-member table:name="J'essaie de le reparer, Je le donne ou le vends à un revendeur de produits d'occasion / reconditionnés." table:display="true" table:show-details="true"/>
                <table:data-pilot-member table:name="J'essaie de le reparer, Je le donne ou le vends à un revendeur de produits d'occasion / reconditionnés., Je le jette" table:display="true" table:show-details="true"/>
                <table:data-pilot-member table:name="J'essaie de le reparer, Je le donne ou le vends à un revendeur de produits d'occasion." table:display="true" table:show-details="true"/>
                <table:data-pilot-member table:name="J'essaie de le reparer, Je le jette" table:display="true" table:show-details="true"/>
                <table:data-pilot-member table:name="J'essaie de le reparer, Je m'assure de son recyclage" table:display="true" table:show-details="true"/>
                <table:data-pilot-member table:name="J'essaie de le reparer, Je m'assure de son recyclage, Je le donne ou le vends à un revendeur de produits d'occasion / reconditionnés." table:display="true" table:show-details="true"/>
                <table:data-pilot-member table:name="J'essaie de le reparer, Je m'assure de son recyclage, Je le donne ou le vends à un revendeur de produits d'occasion / reconditionnés., Je le jette" table:display="true" table:show-details="true"/>
                <table:data-pilot-member table:name="J'essaie de le reparer, Je m'assure de son recyclage, Je le donne ou le vends à un revendeur de produits d'occasion." table:display="true" table:show-details="true"/>
                <table:data-pilot-member table:name="J'essaie de le reparer, Je m'assure de son recyclage, Je le jette" table:display="true" table:show-details="true"/>
                <table:data-pilot-member table:name="Je le donne ou le vends à un revendeur de produits d'occasion / reconditionnés." table:display="true" table:show-details="true"/>
                <table:data-pilot-member table:name="Je le donne ou le vends à un revendeur de produits d'occasion / reconditionnés., Je le jette" table:display="true" table:show-details="true"/>
                <table:data-pilot-member table:name="Je le jette" table:display="true" table:show-details="true"/>
                <table:data-pilot-member table:name="Je m'assure de son recyclage" table:display="true" table:show-details="true"/>
                <table:data-pilot-member table:name="Je m'assure de son recyclage, Je le donne ou le vends à un revendeur de produits d'occasion / reconditionnés." table:display="true" table:show-details="true"/>
                <table:data-pilot-member table:name="Je m'assure de son recyclage, Je le jet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le dynamique_Réponses au formulaire 1_5'.A1:'Table dynamique_Réponses au formulaire 1_5'.B4" table:buttons="'Table dynamique_Réponses au formulaire 1_5'.A1" table:show-filter-button="false" table:drill-down-on-double-click="false">
          <table:source-cell-range table:cell-range-address="'Réponses au formulaire 1'.A1:'Réponses au formulaire 1'.N1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enez vous en compte l'indice de réparabilité lors de l'achat d'un appareil (numérique) ?" table:orientation="row" table:used-hierarchy="0" table:function="auto">
            <table:data-pilot-level table:show-empty="false" calcext:repeat-item-labels="false">
              <table:data-pilot-members>
                <table:data-pilot-member table:name="Non" table:display="true" table:show-details="true"/>
                <table:data-pilot-member table:name="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19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éponses_20_au_20_formulaire_20_1" style:display-name="PageStyle_Réponses au formulair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11-20T12:10:53.945000000</dc:date>
    <meta:editing-duration>PT4H13M36S</meta:editing-duration>
    <meta:editing-cycles>19</meta:editing-cycles>
    <meta:document-statistic meta:table-count="6" meta:cell-count="213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2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31cm" svg:y="2.434cm" style:legend-expansion="high" chart:style-name="ch2"/>
        <chart:plot-area chart:style-name="ch3" table:cell-range-address="'Table dynamique_Réponses au formulaire 1_3'.A1:'Table dynamique_Réponses au formulaire 1_3'.I8" chart:data-source-has-labels="both" svg:x="0.32cm" svg:y="0.18cm" svg:width="11.091cm" svg:height="8.64cm">
          <chart:coordinate-region svg:x="1.566cm" svg:y="0.382cm" svg:width="9.845cm" svg:height="6.271cm"/>
          <chart:axis chart:dimension="x" chart:name="primary-x" chart:style-name="ch4" chartooo:axis-type="auto">
            <chartooo:date-scale/>
            <chart:categories table:cell-range-address="'Table dynamique_Réponses au formulaire 1_3'.A3:'Table dynamique_Réponses au formulaire 1_3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 dynamique_Réponses au formulaire 1_3'.B3:'Table dynamique_Réponses au formulaire 1_3'.B8" chart:label-cell-address="'Table dynamique_Réponses au formulaire 1_3'.B1:'Table dynamique_Réponses au formulaire 1_3'.B2" chart:class="chart:bar">
            <chart:data-point chart:repeated="6"/>
          </chart:series>
          <chart:series chart:style-name="ch8" chart:values-cell-range-address="'Table dynamique_Réponses au formulaire 1_3'.C3:'Table dynamique_Réponses au formulaire 1_3'.C8" chart:label-cell-address="'Table dynamique_Réponses au formulaire 1_3'.C1:'Table dynamique_Réponses au formulaire 1_3'.C2" chart:class="chart:bar">
            <chart:data-point chart:repeated="6"/>
          </chart:series>
          <chart:series chart:style-name="ch9" chart:values-cell-range-address="'Table dynamique_Réponses au formulaire 1_3'.D3:'Table dynamique_Réponses au formulaire 1_3'.D8" chart:label-cell-address="'Table dynamique_Réponses au formulaire 1_3'.D1:'Table dynamique_Réponses au formulaire 1_3'.D2" chart:class="chart:bar">
            <chart:data-point chart:repeated="6"/>
          </chart:series>
          <chart:series chart:style-name="ch10" chart:values-cell-range-address="'Table dynamique_Réponses au formulaire 1_3'.E3:'Table dynamique_Réponses au formulaire 1_3'.E8" chart:label-cell-address="'Table dynamique_Réponses au formulaire 1_3'.E1:'Table dynamique_Réponses au formulaire 1_3'.E2" chart:class="chart:bar">
            <chart:data-point chart:repeated="6"/>
          </chart:series>
          <chart:series chart:style-name="ch11" chart:values-cell-range-address="'Table dynamique_Réponses au formulaire 1_3'.F3:'Table dynamique_Réponses au formulaire 1_3'.F8" chart:label-cell-address="'Table dynamique_Réponses au formulaire 1_3'.F1:'Table dynamique_Réponses au formulaire 1_3'.F2" chart:class="chart:bar">
            <chart:data-point chart:repeated="6"/>
          </chart:series>
          <chart:series chart:style-name="ch12" chart:values-cell-range-address="'Table dynamique_Réponses au formulaire 1_3'.G3:'Table dynamique_Réponses au formulaire 1_3'.G8" chart:label-cell-address="'Table dynamique_Réponses au formulaire 1_3'.G1:'Table dynamique_Réponses au formulaire 1_3'.G2" chart:class="chart:bar">
            <chart:data-point chart:repeated="6"/>
          </chart:series>
          <chart:series chart:style-name="ch13" chart:values-cell-range-address="'Table dynamique_Réponses au formulaire 1_3'.H3:'Table dynamique_Réponses au formulaire 1_3'.H8" chart:label-cell-address="'Table dynamique_Réponses au formulaire 1_3'.H1:'Table dynamique_Réponses au formulaire 1_3'.H2" chart:class="chart:bar">
            <chart:data-point chart:repeated="6"/>
          </chart:series>
          <chart:series chart:style-name="ch14" chart:values-cell-range-address="'Table dynamique_Réponses au formulaire 1_3'.I3:'Table dynamique_Réponses au formulaire 1_3'.I8" chart:label-cell-address="'Table dynamique_Réponses au formulaire 1_3'.I1:'Table dynamique_Réponses au formulaire 1_3'.I2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che d'age -15 ans</text:p>
                <text:list>
                  <text:list-item>
                    <text:p>Tranche d'age</text:p>
                  </text:list-item>
                  <text:list-item>
                    <text:p>-15 ans</text:p>
                  </text:list-item>
                </text:list>
                <draw:g>
                  <svg:desc>'Table dynamique_Réponses au formulaire 1_3'.B1:'Table dynamique_Réponses au formulaire 1_3'.B2</svg:desc>
                </draw:g>
              </table:table-cell>
              <table:table-cell office:value-type="string">
                <text:p>15-25 ans</text:p>
                <text:list>
                  <text:list-item>
                    <text:p/>
                  </text:list-item>
                  <text:list-item>
                    <text:p>15-25 ans</text:p>
                  </text:list-item>
                </text:list>
                <draw:g>
                  <svg:desc>'Table dynamique_Réponses au formulaire 1_3'.C1:'Table dynamique_Réponses au formulaire 1_3'.C2</svg:desc>
                </draw:g>
              </table:table-cell>
              <table:table-cell office:value-type="string">
                <text:p>26-35 ans</text:p>
                <text:list>
                  <text:list-item>
                    <text:p/>
                  </text:list-item>
                  <text:list-item>
                    <text:p>26-35 ans</text:p>
                  </text:list-item>
                </text:list>
                <draw:g>
                  <svg:desc>'Table dynamique_Réponses au formulaire 1_3'.D1:'Table dynamique_Réponses au formulaire 1_3'.D2</svg:desc>
                </draw:g>
              </table:table-cell>
              <table:table-cell office:value-type="string">
                <text:p>36-45 ans</text:p>
                <text:list>
                  <text:list-item>
                    <text:p/>
                  </text:list-item>
                  <text:list-item>
                    <text:p>36-45 ans</text:p>
                  </text:list-item>
                </text:list>
                <draw:g>
                  <svg:desc>'Table dynamique_Réponses au formulaire 1_3'.E1:'Table dynamique_Réponses au formulaire 1_3'.E2</svg:desc>
                </draw:g>
              </table:table-cell>
              <table:table-cell office:value-type="string">
                <text:p>46-55 ans</text:p>
                <text:list>
                  <text:list-item>
                    <text:p/>
                  </text:list-item>
                  <text:list-item>
                    <text:p>46-55 ans</text:p>
                  </text:list-item>
                </text:list>
                <draw:g>
                  <svg:desc>'Table dynamique_Réponses au formulaire 1_3'.F1:'Table dynamique_Réponses au formulaire 1_3'.F2</svg:desc>
                </draw:g>
              </table:table-cell>
              <table:table-cell office:value-type="string">
                <text:p>56-65 ans</text:p>
                <text:list>
                  <text:list-item>
                    <text:p/>
                  </text:list-item>
                  <text:list-item>
                    <text:p>56-65 ans</text:p>
                  </text:list-item>
                </text:list>
                <draw:g>
                  <svg:desc>'Table dynamique_Réponses au formulaire 1_3'.G1:'Table dynamique_Réponses au formulaire 1_3'.G2</svg:desc>
                </draw:g>
              </table:table-cell>
              <table:table-cell office:value-type="string">
                <text:p>Plus de 65 ans</text:p>
                <text:list>
                  <text:list-item>
                    <text:p/>
                  </text:list-item>
                  <text:list-item>
                    <text:p>Plus de 65 ans</text:p>
                  </text:list-item>
                </text:list>
                <draw:g>
                  <svg:desc>'Table dynamique_Réponses au formulaire 1_3'.H1:'Table dynamique_Réponses au formulaire 1_3'.H2</svg:desc>
                </draw:g>
              </table:table-cell>
              <table:table-cell office:value-type="string">
                <text:p>Total Résultat</text:p>
                <text:list>
                  <text:list-item>
                    <text:p/>
                  </text:list-item>
                  <text:list-item>
                    <text:p>Total Résultat</text:p>
                  </text:list-item>
                </text:list>
                <draw:g>
                  <svg:desc>'Table dynamique_Réponses au formulaire 1_3'.I1:'Table dynamique_Réponses au formulaire 1_3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 ne sais pas</text:p>
                <draw:g>
                  <svg:desc>'Table dynamique_Réponses au formulaire 1_3'.A3:'Table dynamique_Réponses au formulaire 1_3'.A8</svg:desc>
                </draw:g>
              </table:table-cell>
              <table:table-cell office:value-type="float" office:value="0">
                <text:p>0</text:p>
                <draw:g>
                  <svg:desc>'Table dynamique_Réponses au formulaire 1_3'.B3:'Table dynamique_Réponses au formulaire 1_3'.B8</svg:desc>
                </draw:g>
              </table:table-cell>
              <table:table-cell office:value-type="float" office:value="0.375">
                <text:p>0.375</text:p>
                <draw:g>
                  <svg:desc>'Table dynamique_Réponses au formulaire 1_3'.C3:'Table dynamique_Réponses au formulaire 1_3'.C8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3'.D3:'Table dynamique_Réponses au formulaire 1_3'.D8</svg:desc>
                </draw:g>
              </table:table-cell>
              <table:table-cell office:value-type="float" office:value="0.25">
                <text:p>0.25</text:p>
                <draw:g>
                  <svg:desc>'Table dynamique_Réponses au formulaire 1_3'.E3:'Table dynamique_Réponses au formulaire 1_3'.E8</svg:desc>
                </draw:g>
              </table:table-cell>
              <table:table-cell office:value-type="float" office:value="0.25">
                <text:p>0.25</text:p>
                <draw:g>
                  <svg:desc>'Table dynamique_Réponses au formulaire 1_3'.F3:'Table dynamique_Réponses au formulaire 1_3'.F8</svg:desc>
                </draw:g>
              </table:table-cell>
              <table:table-cell office:value-type="float" office:value="0.25">
                <text:p>0.25</text:p>
                <draw:g>
                  <svg:desc>'Table dynamique_Réponses au formulaire 1_3'.G3:'Table dynamique_Réponses au formulaire 1_3'.G8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3'.H3:'Table dynamique_Réponses au formulaire 1_3'.H8</svg:desc>
                </draw:g>
              </table:table-cell>
              <table:table-cell office:value-type="float" office:value="0.277777777777778">
                <text:p>0.277777777777778</text:p>
                <draw:g>
                  <svg:desc>'Table dynamique_Réponses au formulaire 1_3'.I3:'Table dynamique_Réponses au formulaire 1_3'.I8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Oui</text:p>
              </table:table-cell>
              <table:table-cell office:value-type="float" office:value="NaN">
                <text:p>NaN</text:p>
              </table:table-cell>
              <table:table-cell office:value-type="float" office:value="0.477272727272727">
                <text:p>0.477272727272727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25">
                <text:p>0.125</text:p>
              </table:table-cell>
              <table:table-cell office:value-type="float" office:value="0.75">
                <text:p>0.75</text:p>
              </table:table-cell>
              <table:table-cell office:value-type="float" office:value="0.375">
                <text:p>0.37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Plutôt non</text:p>
              </table:table-cell>
              <table:table-cell office:value-type="float" office:value="NaN">
                <text:p>NaN</text:p>
              </table:table-cell>
              <table:table-cell office:value-type="float" office:value="0.275">
                <text:p>0.27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30952380952381">
                <text:p>0.30952380952381</text:p>
              </table:table-cell>
            </table:table-row>
            <table:table-row>
              <table:table-cell office:value-type="string">
                <text:p>Plutôt oui</text:p>
              </table:table-cell>
              <table:table-cell office:value-type="float" office:value="NaN">
                <text:p>NaN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320652173913043">
                <text:p>0.320652173913043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0">
                <text:p>0</text:p>
              </table:table-cell>
              <table:table-cell office:value-type="float" office:value="0.386363636363636">
                <text:p>0.386363636363636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02631578947368">
                <text:p>0.302631578947368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5">
                <text:p>0.5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9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34cm" svg:height="14.869cm" xlink:href=".." xlink:type="simple" chart:class="chart:bar" chart:style-name="ch1">
        <chart:legend chart:legend-position="end" svg:x="17.89cm" svg:y="5.469cm" style:legend-expansion="high" chart:style-name="ch2"/>
        <chart:plot-area chart:style-name="ch3" table:cell-range-address="'Table dynamique_Réponses au formulaire 1_2'.A3:'Table dynamique_Réponses au formulaire 1_2'.E27 'Table dynamique_Réponses au formulaire 1_2'.B1:'Table dynamique_Réponses au formulaire 1_2'.E2 'Table dynamique_Réponses au formulaire 1_2'.F1:'Table dynamique_Réponses au formulaire 1_2'.G27" chart:data-source-has-labels="both" svg:x="0.528cm" svg:y="0.297cm" svg:width="16.834cm" svg:height="14.275cm">
          <chart:coordinate-region svg:x="8.611cm" svg:y="0.952cm" svg:width="8.305cm" svg:height="12.967cm"/>
          <chart:axis chart:dimension="x" chart:name="primary-x" chart:style-name="ch4" chartooo:axis-type="auto">
            <chartooo:date-scale/>
            <chart:categories table:cell-range-address="'Table dynamique_Réponses au formulaire 1_2'.A3:'Table dynamique_Réponses au formulaire 1_2'.A2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Table dynamique_Réponses au formulaire 1_2'.B3:'Table dynamique_Réponses au formulaire 1_2'.B27" chart:label-cell-address="'Table dynamique_Réponses au formulaire 1_2'.B1:'Table dynamique_Réponses au formulaire 1_2'.B2" chart:class="chart:bar">
            <chart:data-point chart:repeated="25"/>
          </chart:series>
          <chart:series chart:attached-axis="primary-y" chart:style-name="ch9" chart:values-cell-range-address="'Table dynamique_Réponses au formulaire 1_2'.F3:'Table dynamique_Réponses au formulaire 1_2'.F27" chart:label-cell-address="'Table dynamique_Réponses au formulaire 1_2'.F1:'Table dynamique_Réponses au formulaire 1_2'.F2" chart:class="chart:bar">
            <chart:data-point chart:repeated="25"/>
          </chart:series>
          <chart:series chart:attached-axis="secondary-y" chart:style-name="ch10" chart:values-cell-range-address="'Table dynamique_Réponses au formulaire 1_2'.C3:'Table dynamique_Réponses au formulaire 1_2'.C27" chart:label-cell-address="'Table dynamique_Réponses au formulaire 1_2'.C1:'Table dynamique_Réponses au formulaire 1_2'.C2" chart:class="chart:bar">
            <chart:data-point chart:repeated="25"/>
          </chart:series>
          <chart:series chart:attached-axis="secondary-y" chart:style-name="ch11" chart:values-cell-range-address="'Table dynamique_Réponses au formulaire 1_2'.D3:'Table dynamique_Réponses au formulaire 1_2'.D27" chart:label-cell-address="'Table dynamique_Réponses au formulaire 1_2'.D1:'Table dynamique_Réponses au formulaire 1_2'.D2" chart:class="chart:bar">
            <chart:data-point chart:repeated="25"/>
          </chart:series>
          <chart:series chart:attached-axis="primary-y" chart:style-name="ch11" chart:values-cell-range-address="'Table dynamique_Réponses au formulaire 1_2'.E3:'Table dynamique_Réponses au formulaire 1_2'.E27" chart:label-cell-address="'Table dynamique_Réponses au formulaire 1_2'.E1:'Table dynamique_Réponses au formulaire 1_2'.E2" chart:class="chart:bar">
            <chart:data-point chart:repeated="25"/>
          </chart:series>
          <chart:series chart:attached-axis="primary-y" chart:style-name="ch11" chart:values-cell-range-address="'Table dynamique_Réponses au formulaire 1_2'.G3:'Table dynamique_Réponses au formulaire 1_2'.G27" chart:label-cell-address="'Table dynamique_Réponses au formulaire 1_2'.G1:'Table dynamique_Réponses au formulaire 1_2'.G2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s préoccupez vous de la longévité de vos appareils numériques (ordinateur, téléphone, etc) ? Je ne sais pas</text:p>
                <text:list>
                  <text:list-item>
                    <text:p>Vous préoccupez vous de la longévité de vos appareils numériques (ordinateur, téléphone, etc) ?</text:p>
                  </text:list-item>
                  <text:list-item>
                    <text:p>Je ne sais pas</text:p>
                  </text:list-item>
                </text:list>
                <draw:g>
                  <svg:desc>'Table dynamique_Réponses au formulaire 1_2'.B1:'Table dynamique_Réponses au formulaire 1_2'.B2</svg:desc>
                </draw:g>
              </table:table-cell>
              <table:table-cell office:value-type="string">
                <text:p>Plutôt oui</text:p>
                <text:list>
                  <text:list-item>
                    <text:p/>
                  </text:list-item>
                  <text:list-item>
                    <text:p>Plutôt oui</text:p>
                  </text:list-item>
                </text:list>
                <draw:g>
                  <svg:desc>'Table dynamique_Réponses au formulaire 1_2'.F1:'Table dynamique_Réponses au formulaire 1_2'.F2</svg:desc>
                </draw:g>
              </table:table-cell>
              <table:table-cell office:value-type="string">
                <text:p>Non</text:p>
                <text:list>
                  <text:list-item>
                    <text:p/>
                  </text:list-item>
                  <text:list-item>
                    <text:p>Non</text:p>
                  </text:list-item>
                </text:list>
                <draw:g>
                  <svg:desc>'Table dynamique_Réponses au formulaire 1_2'.C1:'Table dynamique_Réponses au formulaire 1_2'.C2</svg:desc>
                </draw:g>
              </table:table-cell>
              <table:table-cell office:value-type="string">
                <text:p>Oui</text:p>
                <text:list>
                  <text:list-item>
                    <text:p/>
                  </text:list-item>
                  <text:list-item>
                    <text:p>Oui</text:p>
                  </text:list-item>
                </text:list>
                <draw:g>
                  <svg:desc>'Table dynamique_Réponses au formulaire 1_2'.D1:'Table dynamique_Réponses au formulaire 1_2'.D2</svg:desc>
                </draw:g>
              </table:table-cell>
              <table:table-cell office:value-type="string">
                <text:p>Plutôt non</text:p>
                <text:list>
                  <text:list-item>
                    <text:p/>
                  </text:list-item>
                  <text:list-item>
                    <text:p>Plutôt non</text:p>
                  </text:list-item>
                </text:list>
                <draw:g>
                  <svg:desc>'Table dynamique_Réponses au formulaire 1_2'.E1:'Table dynamique_Réponses au formulaire 1_2'.E2</svg:desc>
                </draw:g>
              </table:table-cell>
              <table:table-cell office:value-type="string">
                <text:p>Total Résultat</text:p>
                <text:list>
                  <text:list-item>
                    <text:p/>
                  </text:list-item>
                  <text:list-item>
                    <text:p>Total Résultat</text:p>
                  </text:list-item>
                </text:list>
                <draw:g>
                  <svg:desc>'Table dynamique_Réponses au formulaire 1_2'.G1:'Table dynamique_Réponses au formulaire 1_2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ure / Agroalimentaire / Animaux</text:p>
                <draw:g>
                  <svg:desc>'Table dynamique_Réponses au formulaire 1_2'.A3:'Table dynamique_Réponses au formulaire 1_2'.A27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2'.B3:'Table dynamique_Réponses au formulaire 1_2'.B27</svg:desc>
                </draw:g>
              </table:table-cell>
              <table:table-cell office:value-type="float" office:value="0.4">
                <text:p>0.4</text:p>
                <draw:g>
                  <svg:desc>'Table dynamique_Réponses au formulaire 1_2'.F3:'Table dynamique_Réponses au formulaire 1_2'.F27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2'.C3:'Table dynamique_Réponses au formulaire 1_2'.C27</svg:desc>
                </draw:g>
              </table:table-cell>
              <table:table-cell office:value-type="float" office:value="0">
                <text:p>0</text:p>
                <draw:g>
                  <svg:desc>'Table dynamique_Réponses au formulaire 1_2'.D3:'Table dynamique_Réponses au formulaire 1_2'.D27</svg:desc>
                </draw:g>
              </table:table-cell>
              <table:table-cell office:value-type="float" office:value="NaN">
                <text:p>NaN</text:p>
                <draw:g>
                  <svg:desc>'Table dynamique_Réponses au formulaire 1_2'.E3:'Table dynamique_Réponses au formulaire 1_2'.E27</svg:desc>
                </draw:g>
              </table:table-cell>
              <table:table-cell office:value-type="float" office:value="0.285714285714286">
                <text:p>0.285714285714286</text:p>
                <draw:g>
                  <svg:desc>'Table dynamique_Réponses au formulaire 1_2'.G3:'Table dynamique_Réponses au formulaire 1_2'.G27</svg:desc>
                </draw:g>
              </table:table-cell>
            </table:table-row>
            <table:table-row>
              <table:table-cell office:value-type="string">
                <text:p>Animation 2D, game designer, character design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rmée / Sécurité / Secours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Assistante maternelle 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udiovisuel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Bac pro animation 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auté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Biologie / Santé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">
                <text:p>0.4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Commerce / Marketing / Gestion</text:p>
              </table:table-cell>
              <table:table-cell office:value-type="float" office:value="0.5">
                <text:p>0.5</text:p>
              </table:table-cell>
              <table:table-cell office:value-type="float" office:value="0.28125">
                <text:p>0.2812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Comptabilité publiqu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Design / Architecture / Conception</text:p>
              </table:table-cell>
              <table:table-cell office:value-type="float" office:value="0.5">
                <text:p>0.5</text:p>
              </table:table-cell>
              <table:table-cell office:value-type="float" office:value="0.288461538461538">
                <text:p>0.288461538461538</text:p>
              </table:table-cell>
              <table:table-cell office:value-type="float" office:value="NaN">
                <text:p>NaN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5">
                <text:p>0.5</text:p>
              </table:table-cell>
              <table:table-cell office:value-type="float" office:value="0.368055555555556">
                <text:p>0.368055555555556</text:p>
              </table:table-cell>
            </table:table-row>
            <table:table-row>
              <table:table-cell office:value-type="string">
                <text:p>Droit / Justice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Energies / Environnement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Enseignement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ormation/ insertion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Industrie / Mécanique / BTP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Informatique / Numérique / Digital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Mathématiques et physiq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tite enfanc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ec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ocial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Tatoueur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0.1875">
                <text:p>0.187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20652173913043">
                <text:p>0.320652173913043</text:p>
              </table:table-cell>
              <table:table-cell office:value-type="float" office:value="0.35">
                <text:p>0.35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30952380952381">
                <text:p>0.30952380952381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9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58cm" svg:y="3.593cm" style:legend-expansion="high" chart:style-name="ch2"/>
        <chart:plot-area chart:style-name="ch3" table:cell-range-address="'Table dynamique_Réponses au formulaire 1_1'.A2:'Table dynamique_Réponses au formulaire 1_1'.B13 'Table dynamique_Réponses au formulaire 1_1'.B1:'Table dynamique_Réponses au formulaire 1_1'.B1" chart:data-source-has-labels="both" svg:x="0.32cm" svg:y="0.18cm" svg:width="10.118cm" svg:height="8.64cm">
          <chart:coordinate-region svg:x="1.296cm" svg:y="0.382cm" svg:width="9.142cm" svg:height="4.415cm"/>
          <chart:axis chart:dimension="x" chart:name="primary-x" chart:style-name="ch4" chartooo:axis-type="auto">
            <chartooo:date-scale/>
            <chart:categories table:cell-range-address="'Table dynamique_Réponses au formulaire 1_1'.A2:'Table dynamique_Réponses au formulaire 1_1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 dynamique_Réponses au formulaire 1_1'.B2:'Table dynamique_Réponses au formulaire 1_1'.B13" chart:label-cell-address="'Table dynamique_Réponses au formulaire 1_1'.B1:'Table dynamique_Réponses au formulaire 1_1'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- Quelle proportion de vos appareils connectés achetez vous d'occasion ou reconditionnés ?</text:p>
                <draw:g>
                  <svg:desc>'Table dynamique_Réponses au formulaire 1_1'.B1:'Table dynamique_Réponses au formulaire 1_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dre</text:p>
                <draw:g>
                  <svg:desc>'Table dynamique_Réponses au formulaire 1_1'.A2:'Table dynamique_Réponses au formulaire 1_1'.A13</svg:desc>
                </draw:g>
              </table:table-cell>
              <table:table-cell office:value-type="float" office:value="0.3125">
                <text:p>0.3125</text:p>
                <draw:g>
                  <svg:desc>'Table dynamique_Réponses au formulaire 1_1'.B2:'Table dynamique_Réponses au formulaire 1_1'.B13</svg:desc>
                </draw:g>
              </table:table-cell>
            </table:table-row>
            <table:table-row>
              <table:table-cell office:value-type="string">
                <text:p>Commerçant 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Direction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Domine le monde secrètement 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Employé</text:p>
              </table:table-cell>
              <table:table-cell office:value-type="float" office:value="0.278846153846154">
                <text:p>0.278846153846154</text:p>
              </table:table-cell>
            </table:table-row>
            <table:table-row>
              <table:table-cell office:value-type="string">
                <text:p>En recherche d'emploi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Enseignan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trepreneus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Étudiant</text:p>
              </table:table-cell>
              <table:table-cell office:value-type="float" office:value="0.367857142857143">
                <text:p>0.367857142857143</text:p>
              </table:table-cell>
            </table:table-row>
            <table:table-row>
              <table:table-cell office:value-type="string">
                <text:p>Indépendant 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etraité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0.351851851851852">
                <text:p>0.351851851851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